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2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2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2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2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2" style:font-size-complex="14pt"/>
    </style:style>
    <style:style style:name="P20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1" style:family="paragraph" style:parent-style-name="Standard" style:list-style-name="L1" style:master-page-name="">
      <loext:graphic-properties draw:fill-gradient-name="Gradient_20_1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gradient-name="Gradient_20_2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-gradient-name="Gradient_20_3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style:font-name="Times New Roman" fo:font-size="12pt" fo:language="uk" fo:country="UA" fo:font-weight="normal" officeooo:paragraph-rsid="0487e60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a9b071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size-complex="14pt"/>
    </style:style>
    <style:style style:name="T9" style:family="text">
      <style:text-properties fo:font-weight="bold" officeooo:rsid="047c5fa1" style:font-name-asian="Times New Roman2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size="14pt"/>
    </style:style>
    <style:style style:name="T14" style:family="text">
      <style:text-properties fo:font-size="14pt" officeooo:rsid="04a3a5d8"/>
    </style:style>
    <style:style style:name="T15" style:family="text">
      <style:text-properties style:font-size-asian="12pt"/>
    </style:style>
    <style:style style:name="T16" style:family="text">
      <style:text-properties officeooo:rsid="04a3a5d8" style:font-size-asian="12pt"/>
    </style:style>
    <style:style style:name="T17" style:family="text">
      <style:text-properties officeooo:rsid="04a3a5d8"/>
    </style:style>
    <style:style style:name="T18" style:family="text">
      <style:text-properties officeooo:rsid="04a9b07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in" draw:visible-area-height="1.98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4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8"/>
      <text:p text:style-name="P17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15"><text:span text:style-name="T10">Мета.</text:span></text:p>
      <text:list xml:id="list614390905" text:style-name="L1">
        <text:list-item>
          <text:p text:style-name="P21">Навчитися описувати головні функції кожного рівня моделі OSI.</text:p>
        </text:list-item>
        <text:list-item>
          <text:p text:style-name="P20">Навчитися визначати рівні моделі OSI, на яких виконуються конкретні мережні операції.</text:p>
        </text:list-item>
        <text:list-item>
          <text:p text:style-name="P22">Навчитися визначати рівні моделі OSI, на яких функціонують конкретні мережні компоненти.</text:p>
        </text:list-item>
        <text:list-item>
          <text:p text:style-name="P20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3200423826" text:style-name="L2">
        <text:list-item>
          <text:p text:style-name="P23">Ознайомитися з описом та ілюстрацією еталонної моделі взаємодії відкритих систем (Lab_OSI).</text:p>
        </text:list-item>
      </text:list>
      <text:p text:style-name="P32"><text:bookmark text:name="page3R_mcid79"/><text:bookmark text:name="page3R_mcid80"/>Короткий опис моделі OSI</text:p>
      <text:p text:style-name="P24">В моделі OSI мережні функції розподілені між сімома рівнями. Кожному рівню відповідають різні мережні операції, устаткування і протоколи. На кожному рівні виконуються певні мережні функції, які взаємодіють з функціями сусідніх рівнів, вищерозміщеного і розміщеного нижче. Кожний рівень надає декілька послуг , що готують дані для доставки по мережі на інший комп'ютер. Рівні відділяються один від одного межами – інтерфейсами. Всі запити від одного рівня до іншого передаються через інтерфейс. Кожний рівень використовує послуги рівня, що розміщений нижче.</text:p>
      <text:p text:style-name="P32">Висновки</text:p>
      <text:p text:style-name="P31">Контрольні питання</text:p>
      <text:list xml:id="list1978811558" text:style-name="L7">
        <text:list-item>
          <text:p text:style-name="P30">Рівні моделі OSI. Редиректор.</text:p>
          <text:p text:style-name="P25">Рівні:</text:p>
          <text:list>
            <text:list-item>
              <text:p text:style-name="P26">Фізичний <text:span text:style-name="T15">(Physical)</text:span> —<text:span text:style-name="T15"> найнижчий в моделі OSI. Цей рівень здійснює передачу неструктурованого, «сирого» потоку бітів через фізичне середовище. Тут реалізуються електричний, оптичний, механічний і функціональний інтерфейси з кабелем. Фізичний рівень також формує сигнали, які переносять дані, що поступили від всіх вище розміщених рівнів.</text:span></text:p>
              <text:p text:style-name="P27">На цьому рівні визначається спосіб з'єднання мережевого кабелю з платою мережевого адаптера, зокрема, кількість контактів в з'єднувачах і їх функції. Крім того, тут визначається спосіб передачі даних через мережевий кабель.</text:p>
              <text:p text:style-name="P27">Фізичний рівень призначений для передачі бітів від одного комп'ютера до іншого. Зміст самих бітів на даному рівні значення не має. Цей рівень відповідає за кодування даних і синхронізацію бітів, гарантуючи, що передана одиниця буде сприйнята саме як одиниця, а не як нуль. Нарешті, Фізичний рівень встановлює тривалість кожного біта і спосіб перетворення біта у відповідні електричні або оптичні імпульси, що передаються через мережевий кабель.</text:p>
              <text:p text:style-name="P28">-- <text:span text:style-name="T18">READ AGAIN</text:span></text:p>
            </text:list-item>
            <text:list-item>
              <text:p text:style-name="P25">Канальний <text:span text:style-name="T17">(Data link) - </text:span><text:span text:style-name="T16">забезпечує точність передачі кадрів між комп'ютерами через Фізичний рівень. Це дозволяє Мережевому рівню вважати передачу даних через мережеве з'єднання фактично безпомилковою.</text:span></text:p>
              <text:p text:style-name="P27"><text:span text:style-name="T17">Звичайно, коли Канальний рівень посилає кадр, він чекає з боку одержувача підтвердження прийому. 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span></text:p>
              <text:p text:style-name="P29">-- <text:span text:style-name="T18">READ AGAIN</text:span></text:p>
            </text:list-item>
            <text:list-item>
              <text:p text:style-name="P25">Мережевий</text:p>
            </text:list-item>
            <text:list-item>
              <text:p text:style-name="P25">Транспортний</text:p>
            </text:list-item>
            <text:list-item>
              <text:p text:style-name="P25">Сеансовий</text:p>
            </text:list-item>
            <text:list-item>
              <text:p text:style-name="P25"><text:soft-page-break/>Представницький</text:p>
            </text:list-item>
            <text:list-item>
              <text:p text:style-name="P25">Прикладний</text:p>
            </text:list-item>
          </text:list>
        </text:list-item>
        <text:list-item>
          <text:p text:style-name="P30">Формування пакетів у відповідності до рівнів моделі OSI. Структура пакета.</text:p>
        </text:list-item>
        <text:list-item>
          <text:p text:style-name="P30">Як забезпечується безпомилковість передачі даних (канальний рівень OSI).</text:p>
        </text:list-item>
        <text:list-item>
          <text:p text:style-name="P30">Канальний рівень. Підрівні LLC, MAC.</text:p>
        </text:list-item>
        <text:list-item>
          <text:p text:style-name="P30">IEEE Project 80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1T19:25:41.214927120</dc:date>
    <meta:editing-duration>PT13H42M3S</meta:editing-duration>
    <meta:editing-cycles>1097</meta:editing-cycles>
    <meta:generator>LibreOffice/7.2.6.2$Linux_X86_64 LibreOffice_project/20$Build-2</meta:generator>
    <meta:document-statistic meta:table-count="0" meta:image-count="0" meta:object-count="1" meta:page-count="3" meta:paragraph-count="44" meta:word-count="436" meta:character-count="3192" meta:non-whitespace-character-count="2809"/>
  </office:meta>
</office:document-meta>
</file>